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VICOLA INCUBADORA ZAID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60598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613503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Q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080990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BENAVIDES VASQUEZ, BENEDIC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60598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0 809 9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SI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400</text:p>
          </table:table-cell>
          <table:table-cell table:style-name="Tableau1.D2" office:value-type="string">
            <text:p text:style-name="P10">28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8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7/07/2021</text:p>
          </table:table-cell>
          <table:table-cell table:style-name="Tabla2.A3" office:value-type="string">
            <text:p text:style-name="P16">851757</text:p>
          </table:table-cell>
          <table:table-cell table:style-name="Tabla2.D3" office:value-type="string">
            <text:p text:style-name="P17">28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SOLICITA ENVIO CON TRANSPORTE JAUREGUI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28:1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